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ec69" officeooo:paragraph-rsid="0007ec69"/>
    </style:style>
    <style:style style:name="P2" style:family="paragraph" style:parent-style-name="Standard">
      <style:text-properties officeooo:rsid="0007ec69" officeooo:paragraph-rsid="0009229b"/>
    </style:style>
    <style:style style:name="P3" style:family="paragraph" style:parent-style-name="Standard">
      <style:text-properties officeooo:rsid="0009229b" officeooo:paragraph-rsid="0009229b"/>
    </style:style>
    <style:style style:name="T1" style:family="text">
      <style:text-properties officeooo:rsid="00092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093165262"/>Pointing Fingers (Señalando con el Dedo)<text:bookmark-end text:name="__DdeLink__1_1093165262"/></text:p>
      <text:p text:style-name="P1"/>
      <text:p text:style-name="P1">- Estuvo Bajo Fuejo Un funcionario del programa de gobierno de alto nivel dijo "<text:bookmark-start text:name="__DdeLink__3_1093165262"/>No es un matrimonio no es ni siquiera una asociación.No estamos obteniendo los mejores ingenieros, los mejores gestores, o el mejor desarrollo equipo <text:bookmark-end text:name="__DdeLink__3_1093165262"/>".</text:p>
      <text:p text:style-name="P1"/>
      <text:p text:style-name="P1">+ sus gerentes sentían que su única opción era para “r<text:bookmark-start text:name="__DdeLink__7_1093165262"/>eforzar en ellos y mantener los pies a la</text:p>
      <text:p text:style-name="P1">fuego <text:bookmark-end text:name="__DdeLink__7_1093165262"/>“</text:p>
      <text:p text:style-name="P1"/>
      <text:p text:style-name="P1">- <text:s/><text:bookmark-start text:name="__DdeLink__5_1093165262"/>calendario inevitable retraso<text:bookmark-end text:name="__DdeLink__5_1093165262"/>, <text:bookmark-start text:name="__DdeLink__9_1093165262"/>Coste del Sistema<text:bookmark-end text:name="__DdeLink__9_1093165262"/>, Fue empereando el rendimiento del problema.</text:p>
      <text:p text:style-name="P1"/>
      <text:p text:style-name="P2">- <text:span text:style-name="T1">El contratista recibió e</text:span><text:bookmark-start text:name="__DdeLink__11_1093165262"/><text:span text:style-name="T1">scasa documentación de los sistemas heredados que estaba tratando de reemplazar</text:span><text:bookmark-end text:name="__DdeLink__11_1093165262"/></text:p>
      <text:p text:style-name="P2"/>
      <text:p text:style-name="P2">- <text:bookmark-start text:name="__DdeLink__13_1093165262"/><text:span text:style-name="T1">"el trabajo del contratista para entender todo esto."</text:span><text:bookmark-end text:name="__DdeLink__13_1093165262"/></text:p>
      <text:p text:style-name="P2"/>
      <text:p text:style-name="P3">- <text:bookmark-start text:name="__DdeLink__15_1093165262"/>las deficiencias de capacidad de percepción<text:bookmark-end text:name="__DdeLink__15_1093165262"/></text:p>
      <text:p text:style-name="P3"/>
      <text:p text:style-name="P3">-<text:bookmark-start text:name="__DdeLink__17_1093165262"/>falta de voluntad <text:bookmark-end text:name="__DdeLink__17_1093165262"/></text:p>
      <text:p text:style-name="P3"/>
      <text:p text:style-name="P3"><text:bookmark-start text:name="__DdeLink__19_1093165262"/>Heading for Divorce Court (Cortando la Cabeza)<text:bookmark-end text:name="__DdeLink__19_1093165262"/></text:p>
      <text:p text:style-name="P3"/>
      <text:p text:style-name="P3">-<text:bookmark-start text:name="__DdeLink__21_1093165262"/>A medida que la relación se deterioró, se intensificaron las hostilidades.<text:bookmark-end text:name="__DdeLink__21_1093165262"/></text:p>
      <text:p text:style-name="P3"/>
      <text:p text:style-name="P3">-<text:bookmark-start text:name="__DdeLink__23_1093165262"/>"una receta para ordeñar una vaca de efectivo para siempre"<text:bookmark-end text:name="__DdeLink__23_1093165262"/></text:p>
      <text:p text:style-name="P3"/>
      <text:p text:style-name="P3">+ <text:s/><text:bookmark-start text:name="__DdeLink__25_1093165262"/>un ejecutivo de alto gobierno admitió "estar en deuda con el contratista<text:bookmark-end text:name="__DdeLink__25_1093165262"/></text:p>
      <text:p text:style-name="P3"/>
      <text:p text:style-name="P3">+ p<text:bookmark-start text:name="__DdeLink__27_1093165262"/>orque si el contratista opta por irse, o si el gobierno dice, "Usted está desterrado," No sabe <text:s/>lo que hara..<text:bookmark-end text:name="__DdeLink__27_10931652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2-15T15:49:30.579402269</meta:creation-date>
    <dc:date>2016-02-15T16:42:13.917887047</dc:date>
    <dc:creator>Faleg PEralta</dc:creator>
    <meta:editing-duration>PT37M22S</meta:editing-duration>
    <meta:editing-cycles>3</meta:editing-cycles>
    <meta:generator>LibreOffice/4.4.7.2$Linux_X86_64 LibreOffice_project/40$Build-2</meta:generator>
    <meta:document-statistic meta:table-count="0" meta:image-count="0" meta:object-count="0" meta:page-count="1" meta:paragraph-count="14" meta:word-count="174" meta:character-count="1062" meta:non-whitespace-character-count="898"/>
  </office:meta>
</office:document-meta>
</file>